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Imi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float" office:value="101.9" calcext:value-type="float">
            <text:p>101,9</text:p>
          </table:table-cell>
          <table:table-cell office:value-type="float" office:value="140" calcext:value-type="float">
            <text:p>140</text:p>
          </table:table-cell>
          <table:table-cell office:value-type="float" office:value="-89" calcext:value-type="float">
            <text:p>-89</text:p>
          </table:table-cell>
          <table:table-cell table:number-columns-repeated="2"/>
          <table:table-cell table:formula="of:=[.C2]*0.0314*0.000001" office:value-type="float" office:value="0.00000319966" calcext:value-type="float">
            <text:p>3,19966E-006</text:p>
          </table:table-cell>
          <table:table-cell table:formula="of:=[.A2]/1000" office:value-type="float" office:value="0.02" calcext:value-type="float">
            <text:p>0,02</text:p>
          </table:table-cell>
          <table:table-cell/>
          <table:table-cell table:formula="of:=(([.H2]/(0.4463*[.$B$20]*[.$B$22]*[.$B$23]))^2)*[.$B$21]*[.$B$24]/[.$B$20]/[.I2]" office:value-type="float" office:value="0.00000718971175619832" calcext:value-type="float">
            <text:p>7,18971175619832E-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office:value-type="float" office:value="139.5" calcext:value-type="float">
            <text:p>139,5</text:p>
          </table:table-cell>
          <table:table-cell office:value-type="float" office:value="136" calcext:value-type="float">
            <text:p>136</text:p>
          </table:table-cell>
          <table:table-cell office:value-type="float" office:value="-139.1" calcext:value-type="float">
            <text:p>-139,1</text:p>
          </table:table-cell>
          <table:table-cell table:number-columns-repeated="2"/>
          <table:table-cell table:formula="of:=[.C3]*0.0314*0.000001" office:value-type="float" office:value="0.0000043803" calcext:value-type="float">
            <text:p>4,3803E-006</text:p>
          </table:table-cell>
          <table:table-cell table:formula="of:=[.A3]/1000" office:value-type="float" office:value="0.05" calcext:value-type="float">
            <text:p>0,05</text:p>
          </table:table-cell>
          <table:table-cell/>
          <table:table-cell table:formula="of:=(([.H3]/(0.4463*[.$B$20]*[.$B$22]*[.$B$23]))^2)*[.$B$21]*[.$B$24]/[.$B$20]/[.I3]" office:value-type="float" office:value="0.00000538978594933972" calcext:value-type="float">
            <text:p>5,38978594933972E-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30" calcext:value-type="float">
            <text:p>130</text:p>
          </table:table-cell>
          <table:table-cell office:value-type="float" office:value="-188.2" calcext:value-type="float">
            <text:p>-188,2</text:p>
          </table:table-cell>
          <table:table-cell table:number-columns-repeated="2"/>
          <table:table-cell table:formula="of:=[.C4]*0.0314*0.000001" office:value-type="float" office:value="0.0000070022" calcext:value-type="float">
            <text:p>7,0022E-006</text:p>
          </table:table-cell>
          <table:table-cell table:formula="of:=[.A4]/1000" office:value-type="float" office:value="0.1" calcext:value-type="float">
            <text:p>0,1</text:p>
          </table:table-cell>
          <table:table-cell/>
          <table:table-cell table:formula="of:=(([.H4]/(0.4463*[.$B$20]*[.$B$22]*[.$B$23]))^2)*[.$B$21]*[.$B$24]/[.$B$20]/[.I4]" office:value-type="float" office:value="0.0000068865678877382" calcext:value-type="float">
            <text:p>6,8865678877382E-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office:value-type="float" office:value="295.9" calcext:value-type="float">
            <text:p>295,9</text:p>
          </table:table-cell>
          <table:table-cell office:value-type="float" office:value="126.2" calcext:value-type="float">
            <text:p>126,2</text:p>
          </table:table-cell>
          <table:table-cell office:value-type="float" office:value="-255.7" calcext:value-type="float">
            <text:p>-255,7</text:p>
          </table:table-cell>
          <table:table-cell table:number-columns-repeated="2"/>
          <table:table-cell table:formula="of:=[.C5]*0.0314*0.000001" office:value-type="float" office:value="0.00000929126" calcext:value-type="float">
            <text:p>9,29126E-006</text:p>
          </table:table-cell>
          <table:table-cell table:formula="of:=[.A5]/1000" office:value-type="float" office:value="0.2" calcext:value-type="float">
            <text:p>0,2</text:p>
          </table:table-cell>
          <table:table-cell/>
          <table:table-cell table:formula="of:=(([.H5]/(0.4463*[.$B$20]*[.$B$22]*[.$B$23]))^2)*[.$B$21]*[.$B$24]/[.$B$20]/[.I5]" office:value-type="float" office:value="0.00000606251800859453" calcext:value-type="float">
            <text:p>6,06251800859453E-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8" calcext:value-type="float">
            <text:p>228</text:p>
          </table:table-cell>
          <table:table-cell office:value-type="float" office:value="448.6" calcext:value-type="float">
            <text:p>448,6</text:p>
          </table:table-cell>
          <table:table-cell office:value-type="float" office:value="118.7" calcext:value-type="float">
            <text:p>118,7</text:p>
          </table:table-cell>
          <table:table-cell office:value-type="float" office:value="-375.8" calcext:value-type="float">
            <text:p>-375,8</text:p>
          </table:table-cell>
          <table:table-cell table:number-columns-repeated="2"/>
          <table:table-cell table:formula="of:=[.C6]*0.0314*0.000001" office:value-type="float" office:value="0.00001408604" calcext:value-type="float">
            <text:p>0,000014086</text:p>
          </table:table-cell>
          <table:table-cell table:formula="of:=[.A6]/1000" office:value-type="float" office:value="0.5" calcext:value-type="float">
            <text:p>0,5</text:p>
          </table:table-cell>
          <table:table-cell/>
          <table:table-cell table:formula="of:=(([.H6]/(0.4463*[.$B$20]*[.$B$22]*[.$B$23]))^2)*[.$B$21]*[.$B$24]/[.$B$20]/[.I6]" office:value-type="float" office:value="0.00000557367499608476" calcext:value-type="float">
            <text:p>5,57367499608476E-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8" calcext:value-type="float">
            <text:p>258</text:p>
          </table:table-cell>
          <table:table-cell office:value-type="float" office:value="631.8" calcext:value-type="float">
            <text:p>631,8</text:p>
          </table:table-cell>
          <table:table-cell office:value-type="float" office:value="111" calcext:value-type="float">
            <text:p>111</text:p>
          </table:table-cell>
          <table:table-cell office:value-type="float" office:value="-503.6" calcext:value-type="float">
            <text:p>-503,6</text:p>
          </table:table-cell>
          <table:table-cell table:number-columns-repeated="2"/>
          <table:table-cell table:formula="of:=[.C7]*0.0314*0.000001" office:value-type="float" office:value="0.00001983852" calcext:value-type="float">
            <text:p>1,983852E-005</text:p>
          </table:table-cell>
          <table:table-cell table:formula="of:=[.A7]/1000" office:value-type="float" office:value="1" calcext:value-type="float">
            <text:p>1</text:p>
          </table:table-cell>
          <table:table-cell/>
          <table:table-cell table:formula="of:=(([.H7]/(0.4463*[.$B$20]*[.$B$22]*[.$B$23]))^2)*[.$B$21]*[.$B$24]/[.$B$20]/[.I7]" office:value-type="float" office:value="0.00000552780036415902" calcext:value-type="float">
            <text:p>5,52780036415902E-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9" calcext:value-type="float">
            <text:p>229</text:p>
          </table:table-cell>
          <table:table-cell office:value-type="float" office:value="925" calcext:value-type="float">
            <text:p>925</text:p>
          </table:table-cell>
          <table:table-cell office:value-type="float" office:value="101.8" calcext:value-type="float">
            <text:p>101,8</text:p>
          </table:table-cell>
          <table:table-cell office:value-type="float" office:value="-688.1" calcext:value-type="float">
            <text:p>-688,1</text:p>
          </table:table-cell>
          <table:table-cell table:number-columns-repeated="2"/>
          <table:table-cell table:formula="of:=[.C8]*0.0314*0.000001" office:value-type="float" office:value="0.000029045" calcext:value-type="float">
            <text:p>0,000029045</text:p>
          </table:table-cell>
          <table:table-cell table:formula="of:=[.A8]/1000" office:value-type="float" office:value="2" calcext:value-type="float">
            <text:p>2</text:p>
          </table:table-cell>
          <table:table-cell/>
          <table:table-cell table:formula="of:=(([.H8]/(0.4463*[.$B$20]*[.$B$22]*[.$B$23]))^2)*[.$B$21]*[.$B$24]/[.$B$20]/[.I8]" office:value-type="float" office:value="0.0000059244300598705" calcext:value-type="float">
            <text:p>5,9244300598705E-0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1" table:formula="of:=SUM([.K2:.K8])/7" office:value-type="float" office:value="0.00000607921271742644" calcext:value-type="float">
            <text:p>6,07921271742644E-006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463" calcext:value-type="float">
            <text:p>0,4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6485" calcext:value-type="float">
            <text:p>96485</text:p>
          </table:table-cell>
          <table:table-cell office:value-type="string" calcext:value-type="string">
            <text:p>C/m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14" calcext:value-type="float">
            <text:p>8,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314" calcext:value-type="float">
            <text:p>0,0314</text:p>
          </table:table-cell>
          <table:table-cell office:value-type="string" calcext:value-type="string">
            <text:p>cm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 </text:p>
          </table:table-cell>
          <table:table-cell table:formula="of:=1/1000*0.001" office:value-type="float" office:value="0.000001" calcext:value-type="float">
            <text:p>0,000001</text:p>
          </table:table-cell>
          <table:table-cell office:value-type="string" calcext:value-type="string">
            <text:p>mM/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7-05-11T14:06:51.667173988</meta:creation-date>
    <dc:date>2017-05-11T15:30:10.077831452</dc:date>
    <dc:creator>gustavo </dc:creator>
    <meta:editing-duration>PT7M33S</meta:editing-duration>
    <meta:editing-cycles>1</meta:editing-cycles>
    <meta:document-statistic meta:table-count="1" meta:cell-count="80" meta:object-count="0"/>
    <meta:generator>LibreOffice/4.3.3.2$Linux_X86_64 LibreOffice_project/430m0$Build-2</meta:generator>
  </office:meta>
</office:document-meta>
</file>